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Bold" svg:font-family="'Arial,Bold'"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Bold" fo:font-size="20pt" style:font-name-asian="Arial,Bold" style:font-size-asian="20pt" style:font-name-complex="Arial,Bold" style:font-size-complex="20pt"/>
    </style:style>
    <style:style style:name="P2" style:family="paragraph" style:parent-style-name="Standard">
      <style:paragraph-properties fo:text-align="start" style:justify-single-word="false" style:text-autospace="none"/>
      <style:text-properties style:font-name="Arial,Bold" fo:font-size="20pt" style:font-name-asian="Arial,Bold" style:font-size-asian="20pt" style:font-name-complex="Arial,Bold" style:font-size-complex="20pt"/>
    </style:style>
    <style:style style:name="P3" style:family="paragraph" style:parent-style-name="Standard">
      <style:paragraph-properties fo:text-align="start" style:justify-single-word="false" style:text-autospace="none"/>
      <style:text-properties fo:font-variant="normal" fo:text-transform="none" fo:color="#526055" style:font-name="Arial1" fo:font-size="8.25pt" fo:letter-spacing="normal" fo:font-style="normal" fo:font-weight="normal" style:font-name-asian="Arial,Bold" style:font-size-asian="20pt" style:font-name-complex="Arial,Bold"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ources also support $5 million for grants </text:p>
      <text:p text:style-name="Standard">to universities for university-led, mission-related support (curriculum development) </text:p>
      <text:p text:style-name="Standard">for nuclear science, engineering, and </text:p>
      <text:p text:style-name="Standard">related disciplines and trades</text:p>
      <text:p text:style-name="Standard"/>
      <text:p text:style-name="Standard">However, no funding is requested for the Integrated University Program. <text:s/>This reflects the confidence that the nuclear industry, as it expands, will create incentives for students to enter nuclear-related programs.</text:p>
      <text:p text:style-name="Standard"/>
      <text:p text:style-name="Standard"><text:a xlink:type="simple" xlink:href="http://www.nrc.gov/reading-rm/doc-collections/nuregs/staff/sr1100/v27/fy2012-cbj.pdf">http://www.nrc.gov/reading-rm/doc-collections/nuregs/staff/sr1100/v27/fy2012-cbj.pdf</text:a></text:p>
      <text:p text:style-name="Standard"/>
      <text:p text:style-name="Standard"><text:a xlink:type="simple" xlink:href="http://www.slideshare.net/energy/us-department-of-energy-fy2013-proposed-budget">http://www.slideshare.net/energy/us-department-of-energy-fy2013-proposed-budget</text:a></text:p>
      <text:p text:style-name="Standard"/>
      <text:p text:style-name="P1">IUP is not included in the FY 2012 budget request to Congress, reflecting the Administration's confidence that the nuclear industry, as it expands, will create incentives for students to enter nuclear-related programs.</text:p>
      <text:p text:style-name="P1"/>
      <text:p text:style-name="P1"><text:a xlink:type="simple" xlink:href="https://www.google.com/url?sa=t&amp;rct=j&amp;q=&amp;esrc=s&amp;source=web&amp;cd=4&amp;ved=0CFEQFjAD&amp;url=https%3A%2F%2Finlportal.inl.gov%2Fportal%2Fserver.pt%2Fdocument%2F89178%2Fnrc_integrated_university_program_overview_-_nancy_hebron-isreal_pdf&amp;ei=IMqNT8KCHcbZgAeDxOjuDQ&amp;usg=AFQjCNERiUQfyvAJZhgyR-0ijaWBmYg4EA&amp;sig2=a6dtz7qTbkbi4qpleB9-tA">https://www.google.com/url?sa=t&amp;rct=j&amp;q=&amp;esrc=s&amp;source=web&amp;cd=4&amp;ved=0CFEQFjAD&amp;url=https%3A%2F%2Finlportal.inl.gov%2Fportal%2Fserver.pt%2Fdocument%2F89178%2Fnrc_integrated_university_program_overview_-_nancy_hebron-isreal_pdf&amp;ei=IMqNT8KCHcbZgAeDxOjuDQ&amp;usg=AFQjCNERiUQfyvAJZhgyR-0ijaWBmYg4EA&amp;sig2=a6dtz7qTbkbi4qpleB9-tA</text:a></text:p>
      <text:p text:style-name="P1"/>
      <text:p text:style-name="P1">$450 M for 10 yr</text:p>
      <text:p text:style-name="P1"><text:a xlink:type="simple" xlink:href="http://www.law.cornell.edu/uscode/text/42/16274a">http://www.law.cornell.edu/uscode/text/42/16274a</text:a></text:p>
      <text:p text:style-name="P1"/>
      <text:p text:style-name="P1">In FY 2011, DOE provided no funding in its Operating Plan for the Integrated University Program (IUP) and no funding is </text:p>
      <text:p text:style-name="P1"><text:soft-page-break/>being requested in FY 2013 for the program. <text:s/>IUP has consistently been proposed for termination. <text:s/>This program is a </text:p>
      <text:p text:style-name="P1">less efficient means to advance the Administration’s STEM objectives than other existing programs. <text:s/>In addition, as the </text:p>
      <text:p text:style-name="P1">nuclear industry expands, it will create the incentives necessary for students to enter nuclear-related programs. </text:p>
      <text:p text:style-name="P1">Although no funding was requested in FY 2012, $5 million was congressionally-directed for IUP. <text:s/>Funding was used to </text:p>
      <text:p text:style-name="P1">support nuclear science and engineering study and research through scholarships and fellowships. <text:s/>It is estimated that </text:p>
      <text:p text:style-name="P1">these funds will fully fund 30 multi-year student fellowships and 70 single-year scholarships in the nuclear field of </text:p>
      <text:p text:style-name="P1">study. <text:s/></text:p>
      <text:p text:style-name="P1">All awards under this program are fully funded in the year funding was received. <text:s/>As a result, multi-year student research </text:p>
      <text:p text:style-name="P1">fellowships do not require support by out-year funds after the appropriation year. </text:p>
      <text:p text:style-name="P1"><text:a xlink:type="simple" xlink:href="http://www.cfo.doe.gov/budget/13budget/Content/Volume3.pdf">http://www.cfo.doe.gov/budget/13budget/Content/Volume3.pdf</text:a></text:p>
      <text:p text:style-name="P1"/>
      <text:p text:style-name="P3">In 2011, the industry contributed more than $15 million to universities and community colleges to support nuclear engineering programs ($8.6 million) and nuclear energy technician programs ($6.6 million). The industry’s direct support included cash grants, scholarships, fellowships, equipment donations, internships, co-ops and subject-matter expert support.</text:p>
      <text:p text:style-name="P3"><text:a xlink:type="simple" xlink:href="http://www.nei.org/newsandevents/newsreleases/nuclear-industry-invests-record-funding-for-education-as-federal-support-withers/">http://www.nei.org/newsandevents/newsreleases/nuclear-industry-invests-record-funding-for-education-as-federal-support-wither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Bold" svg:font-family="'Arial,Bold'"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Gidden</meta:initial-creator>
    <meta:creation-date>2012-04-17T14:39:43</meta:creation-date>
    <dc:date>2012-04-18T07:24:28</dc:date>
    <dc:creator>Matthew Gidden</dc:creator>
    <meta:editing-duration>PT9H5M31S</meta:editing-duration>
    <meta:editing-cycles>2</meta:editing-cycles>
    <meta:generator>LibreOffice/3.4$Unix LibreOffice_project/340m1$Build-402</meta:generator>
    <meta:document-statistic meta:table-count="0" meta:image-count="0" meta:object-count="0" meta:page-count="2" meta:paragraph-count="24" meta:word-count="299" meta:character-count="2755" meta:non-whitespace-character-count="2459"/>
  </office:meta>
</office:document-meta>
</file>